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B0000012C5730AFB15CC52E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T1" style:family="text">
      <style:text-properties officeooo:rsid="000a1a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<text:span text:style-name="T1">709 – Gerar Documento Transporte</text:span></text:p>
      <text:p text:style-name="P1"><draw:frame draw:style-name="fr1" draw:name="Figura1" text:anchor-type="paragraph" svg:width="17cm" svg:height="6.683cm" draw:z-index="0"><draw:image xlink:href="Pictures/10000000000002FB0000012C5730AFB15CC52E3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09:08:06.599000000</dc:date>
    <meta:editing-duration>PT3H16M38S</meta:editing-duration>
    <meta:editing-cycles>7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6" meta:character-count="44" meta:non-whitespace-character-count="37"/>
  </office:meta>
</office:document-meta>
</file>